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805616410505223915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797576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790606" text:continue-numbering="true" text:style-name="L1">
        <text:list-item>
          <text:list>
            <text:list-header>
              <text:p text:style-name="P4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811782" text:continue-numbering="true" text:style-name="L1">
        <text:list-item>
          <text:list>
            <text:list-header>
              <text:p text:style-name="P4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965393701876095259" text:style-name="L2">
        <text:list-item>
          <text:list>
            <text:list-item>
              <text:p text:style-name="P41">miles in the last week</text:p>
              <text:p text:style-name="P45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668492467451161216" text:style-name="L3">
        <text:list-item>
          <text:p text:style-name="P42">Warm up with a mile at about 9:00 – 9:30/mile pace and rest a few minutes.</text:p>
        </text:list-item>
        <text:list-item>
          <text:p text:style-name="P42">Start running at about 8:35/mile pace and then adjust pace so that HR is </text:p>
          <text:list>
            <text:list-header>
              <text:p text:style-name="P42"><text:s text:c="10"/>HR0 = 142 +/- 1 bpm.</text:p>
            </text:list-header>
          </text:list>
        </text:list-item>
        <text:list-item>
          <text:p text:style-name="P42">Use a watch to record mile splits and stop running when the split exceeds <text:tab/>Tmax = 8:45</text:p>
        </text:list-item>
        <text:list-item>
          <text:p text:style-name="P42">The more miles I am able to run without reaching 8:45/mile, <text:s/>the better my <text:tab/>fitness.</text:p>
          <text:p text:style-name="P42">If another runner wants to perform the test mentioned above they will need to establish values for HR0 and Tmax in the following way. <text:s/></text:p>
          <text:p text:style-name="P4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0">2.<text:tab/>Next continue running but now adjust pace up and down in order to keep HR <text:tab/>near HR0. <text:s/>Record mile splits on a watch. <text:s/>The split for the 3rd mile is Tmax.</text:p>
          <text:p text:style-name="P51">Continued</text:p>
          <text:p text:style-name="P5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7185393032379987857" text:style-name="L4">
        <text:list-item>
          <text:list>
            <text:list-header>
              <text:p text:style-name="P47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1266615199402570515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052017599843505198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7423272150662928483" text:style-name="L7">
        <text:list-item>
          <text:list>
            <text:list-header>
              <text:p text:style-name="P46">1.5 miles on a treadmill averaging about 8:45/mile and rest about 4 minutes</text:p>
              <text:p text:style-name="P43">Run:<text:span text:style-name="T3"> 0.15 mile lead into a 1mile run in 7:13, ¼ mile splits: 1:50, 1:50, 1:48, 1:45</text:span></text:p>
              <text:p text:style-name="P46">I ran the last 0.2 miles under 7:00/mile pace. Pulse at the end of run: 158 bpm</text:p>
              <text:p text:style-name="P43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2119198235620732609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39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1"><text:soft-page-break/>Sat March 2, 2019 <text:span text:style-name="T2">4.05 miles </text:span><text:s/></text:p>
      <text:p text:style-name="P1"><text:span text:style-name="T2">Run:</text:span> <text:s/>1.3 miles on a treadmill including 1 mile in 8:59 and ¼ mile in 2:00,</text:p>
      <text:p text:style-name="P1">a few minute rest and 1 mile run on the indoor track in (4:40 + 4:03) = 8:43 and a ¾ mile walk with Mary Jane</text:p>
      <text:p text:style-name="P2">On a recumbent stationary bike: <text:span text:style-name="T3">a 100 calorie ride on level 12 in 9:4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02T14:59:23.59</dc:date>
    <dc:creator>James  Lombardi</dc:creator>
    <meta:editing-duration>P7DT18H31M55S</meta:editing-duration>
    <meta:editing-cycles>701</meta:editing-cycles>
    <meta:generator>OpenOffice/4.1.2$Win32 OpenOffice.org_project/412m3$Build-9782</meta:generator>
    <meta:document-statistic meta:table-count="0" meta:image-count="0" meta:object-count="0" meta:page-count="22" meta:paragraph-count="577" meta:word-count="7547" meta:character-count="37628"/>
  </office:meta>
</office:document-meta>
</file>